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722cm" fo:min-width="4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1.322cm" fo:min-width="4.4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1.322cm" fo:min-width="1.9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1.722cm" fo:min-width="4.472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35cm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middle" draw:auto-grow-height="false" fo:min-height="0.498cm" fo:min-width="3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18cm"/>
    </style:style>
    <style:style style:name="gr10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fill-color="#dddddd"/>
      <style:paragraph-properties fo:text-align="center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style:paragraph-properties fo:text-align="center"/>
      <style:text-properties fo:font-size="13pt" style:font-size-asian="12pt" style:font-size-complex="12pt"/>
    </style:style>
    <style:style style:name="P5" style:family="paragraph">
      <loext:graphic-properties draw:fill-color="#dddddd"/>
      <style:paragraph-properties fo:text-align="center"/>
      <style:text-properties fo:font-size="13pt" style:font-size-asian="12pt" style:font-size-complex="12pt"/>
    </style:style>
    <style:style style:name="P6" style:family="paragraph">
      <style:text-properties fo:font-size="13pt"/>
    </style:style>
    <style:style style:name="P7" style:family="paragraph">
      <loext:graphic-properties draw:fill="none" draw:fill-color="#ffffff"/>
      <style:text-properties fo:font-size="13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5cm" svg:height="1cm" svg:x="5.702cm" svg:y="1.02cm">
            <text:p text:style-name="P1">Prepare Dat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" draw:text-style-name="P2" xml:id="id4" draw:id="id4" draw:layer="layout" svg:width="5cm" svg:height="1.6cm" svg:x="5.702cm" svg:y="2.883cm">
            <text:p text:style-name="P1">Choose response</text:p>
            <text:p text:style-name="P1">distribution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1" draw:text-style-name="P2" xml:id="id5" draw:id="id5" draw:layer="layout" svg:width="5cm" svg:height="1cm" svg:x="5.702cm" svg:y="5.346cm">
            <text:p text:style-name="P1">Choose <text:span text:style-name="T1">k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2" xml:id="id1" draw:id="id1" draw:layer="layout" svg:width="5cm" svg:height="3.2cm" svg:x="5.702cm" svg:y="7.209cm">
            <text:p text:style-name="P1">Autocorrelation?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ustom-shape draw:style-name="gr2" draw:text-style-name="P2" xml:id="id6" draw:id="id6" draw:layer="layout" svg:width="5cm" svg:height="1.6cm" svg:x="3.102cm" svg:y="11.272cm">
            <text:p text:style-name="P1">Fit model</text:p>
            <text:p text:style-name="P1">with <text:span text:style-name="T2">g</text:span><text:span text:style-name="T2">a</text:span><text:span text:style-name="T2">m</text:span><text:span text:style-name="T2">(</text:span><text:span text:style-name="T2">)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2" draw:text-style-name="P2" xml:id="id2" draw:id="id2" draw:layer="layout" svg:width="5cm" svg:height="1.6cm" svg:x="8.302cm" svg:y="11.272cm">
            <text:p text:style-name="P1">Fit model</text:p>
            <text:p text:style-name="P1">with <text:span text:style-name="T2">gamm()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3" draw:text-style-name="P2" xml:id="id7" draw:id="id7" draw:layer="layout" svg:width="5cm" svg:height="3.2cm" svg:x="5.702cm" svg:y="13.734cm">
            <text:p text:style-name="P1"><text:span text:style-name="T3">k</text:span> large enough?</text:p>
            <text:p text:style-name="P1"><text:span text:style-name="T2">gam.check()</text:span>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ustom-shape draw:style-name="gr4" draw:text-style-name="P2" xml:id="id11" draw:id="id11" draw:layer="layout" svg:width="5cm" svg:height="2cm" svg:x="14.802cm" svg:y="19.32cm">
            <text:p text:style-name="P1">Compute point-wise or</text:p>
            <text:p text:style-name="P1">simultaneous intervals</text:p>
            <text:p text:style-name="P1"><text:span text:style-name="T2">c</text:span><text:span text:style-name="T2">o</text:span><text:span text:style-name="T2">n</text:span><text:span text:style-name="T2">f</text:span><text:span text:style-name="T2">i</text:span><text:span text:style-name="T2">n</text:span><text:span text:style-name="T2">t</text:span><text:span text:style-name="T2">(</text:span><text:span text:style-name="T2">)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ustom-shape draw:style-name="gr4" draw:text-style-name="P2" xml:id="id12" draw:id="id12" draw:layer="layout" svg:width="5cm" svg:height="2cm" svg:x="14.802cm" svg:y="22.42cm">
            <text:p text:style-name="P1">Identify periods of</text:p>
            <text:p text:style-name="P1">change</text:p>
            <text:p text:style-name="P1"><text:span text:style-name="T2">fd</text:span><text:span text:style-name="T2">er</text:span><text:span text:style-name="T2">iv</text:span><text:span text:style-name="T2">()</text:span>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connector draw:style-name="gr5" draw:text-style-name="P3" draw:layer="layout" svg:x1="10.702cm" svg:y1="8.809cm" svg:x2="10.802cm" svg:y2="11.272cm" draw:start-shape="id1" draw:start-glue-point="7" draw:end-shape="id2" draw:end-glue-point="4" svg:d="M10702 8809h100v2463" svg:viewBox="0 0 101 2464">
            <text:p/>
          </draw:connector>
          <draw:connector draw:style-name="gr6" draw:text-style-name="P3" draw:layer="layout" draw:type="line" svg:x1="8.202cm" svg:y1="2.02cm" svg:x2="8.202cm" svg:y2="2.883cm" draw:start-shape="id3" draw:start-glue-point="6" draw:end-shape="id4" draw:end-glue-point="4" svg:d="M8202 2020v863" svg:viewBox="0 0 1 864">
            <text:p/>
          </draw:connector>
          <draw:connector draw:style-name="gr5" draw:text-style-name="P3" draw:layer="layout" draw:type="line" svg:x1="8.202cm" svg:y1="4.483cm" svg:x2="8.202cm" svg:y2="5.346cm" draw:start-shape="id4" draw:start-glue-point="6" draw:end-shape="id5" draw:end-glue-point="4" svg:d="M8202 4483v863" svg:viewBox="0 0 1 864">
            <text:p/>
          </draw:connector>
          <draw:connector draw:style-name="gr5" draw:text-style-name="P3" draw:layer="layout" draw:type="line" svg:x1="8.202cm" svg:y1="6.346cm" svg:x2="8.202cm" svg:y2="7.209cm" draw:start-shape="id5" draw:start-glue-point="6" draw:end-shape="id1" draw:end-glue-point="4" svg:d="M8202 6346v863" svg:viewBox="0 0 1 864">
            <text:p/>
          </draw:connector>
          <draw:connector draw:style-name="gr5" draw:text-style-name="P3" draw:layer="layout" draw:line-skew="-0.084cm" svg:x1="5.602cm" svg:y1="12.872cm" svg:x2="8.202cm" svg:y2="13.734cm" draw:start-shape="id6" draw:start-glue-point="6" draw:end-shape="id7" draw:end-glue-point="4" svg:d="M5602 12872v347h2600v515" svg:viewBox="0 0 2601 863">
            <text:p/>
          </draw:connector>
          <draw:connector draw:style-name="gr5" draw:text-style-name="P3" draw:layer="layout" draw:line-skew="-0.084cm" svg:x1="10.802cm" svg:y1="12.872cm" svg:x2="8.202cm" svg:y2="13.734cm" draw:start-shape="id2" draw:start-glue-point="6" draw:end-shape="id7" draw:end-glue-point="4" svg:d="M10802 12872v347h-2600v515" svg:viewBox="0 0 2601 863">
            <text:p/>
          </draw:connector>
          <draw:connector draw:style-name="gr5" draw:text-style-name="P3" draw:layer="layout" draw:line-skew="-2.986cm" svg:x1="5.702cm" svg:y1="15.334cm" svg:x2="5.702cm" svg:y2="5.846cm" draw:start-shape="id7" draw:start-glue-point="5" draw:end-shape="id5" draw:end-glue-point="5" svg:d="M5702 15334h-3500v-9488h3500" svg:viewBox="0 0 3501 9489">
            <text:p/>
          </draw:connector>
          <draw:custom-shape draw:style-name="gr3" draw:text-style-name="P2" xml:id="id8" draw:id="id8" draw:layer="layout" svg:width="5cm" svg:height="3.2cm" svg:x="5.702cm" svg:y="17.797cm">
            <text:p text:style-name="P1">Diagnostics OK?</text:p>
            <text:p text:style-name="P1"><text:span text:style-name="T2">gam.</text:span><text:span text:style-name="T2">chec</text:span><text:span text:style-name="T2">k()</text:span>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ustom-shape draw:style-name="gr3" draw:text-style-name="P2" xml:id="id9" draw:id="id9" draw:layer="layout" svg:width="5cm" svg:height="3.2cm" svg:x="5.702cm" svg:y="21.86cm">
            <text:p text:style-name="P1">Significant trend?</text:p>
            <text:p text:style-name="P1"><text:span text:style-name="T2">summary()</text:span></text:p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connector draw:style-name="gr5" draw:text-style-name="P3" draw:layer="layout" draw:type="line" svg:x1="8.202cm" svg:y1="16.934cm" svg:x2="8.202cm" svg:y2="17.797cm" draw:start-shape="id7" draw:start-glue-point="6" draw:end-shape="id8" draw:end-glue-point="4" svg:d="M8202 16934v863" svg:viewBox="0 0 1 864">
            <text:p/>
          </draw:connector>
          <draw:connector draw:style-name="gr5" draw:text-style-name="P3" draw:layer="layout" draw:type="line" svg:x1="8.202cm" svg:y1="20.997cm" svg:x2="8.202cm" svg:y2="21.86cm" draw:start-shape="id8" draw:start-glue-point="6" draw:end-shape="id9" draw:end-glue-point="4" svg:d="M8202 20997v863" svg:viewBox="0 0 1 864">
            <text:p/>
          </draw:connector>
          <draw:custom-shape draw:style-name="gr7" draw:text-style-name="P5" xml:id="id10" draw:id="id10" draw:layer="layout" svg:width="5cm" svg:height="1.1cm" svg:x="5.702cm" svg:y="25.82cm">
            <text:p text:style-name="P4"><text:span text:style-name="T4">Pres</text:span><text:span text:style-name="T4">ent </text:span><text:span text:style-name="T4">resul</text:span><text:span text:style-name="T4">ts</text:span></text:p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onnector draw:style-name="gr5" draw:text-style-name="P3" draw:layer="layout" draw:type="line" svg:x1="8.202cm" svg:y1="25.06cm" svg:x2="8.202cm" svg:y2="25.82cm" draw:start-shape="id9" draw:start-glue-point="6" draw:end-shape="id10" draw:end-glue-point="4" svg:d="M8202 25060v760" svg:viewBox="0 0 1 761">
            <text:p/>
          </draw:connector>
          <draw:connector draw:style-name="gr5" draw:text-style-name="P3" draw:layer="layout" draw:line-skew="0cm -0.399cm" svg:x1="10.702cm" svg:y1="23.46cm" svg:x2="17.302cm" svg:y2="19.32cm" draw:start-shape="id9" draw:start-glue-point="7" draw:end-shape="id11" draw:end-glue-point="4" svg:d="M10702 23460h2050v-5054h4550v914" svg:viewBox="0 0 6601 5055">
            <text:p/>
          </draw:connector>
          <draw:connector draw:style-name="gr5" draw:text-style-name="P3" draw:layer="layout" svg:x1="17.302cm" svg:y1="24.42cm" svg:x2="10.702cm" svg:y2="26.37cm" draw:start-shape="id12" draw:start-glue-point="6" draw:end-shape="id10" draw:end-glue-point="10" svg:d="M17302 24420v1950h-6600" svg:viewBox="0 0 6601 1951">
            <text:p/>
          </draw:connector>
          <draw:connector draw:style-name="gr5" draw:text-style-name="P3" draw:layer="layout" draw:type="line" svg:x1="17.302cm" svg:y1="21.32cm" svg:x2="17.302cm" svg:y2="22.42cm" draw:start-shape="id11" draw:start-glue-point="6" draw:end-shape="id12" svg:d="M17302 21320v1100" svg:viewBox="0 0 1 1101">
            <text:p/>
          </draw:connector>
          <draw:frame draw:style-name="gr8" draw:text-style-name="P7" draw:layer="layout" svg:width="1.6cm" svg:height="1.673cm" svg:x="11.002cm" svg:y="22.747cm">
            <draw:text-box>
              <text:p text:style-name="P6">Yes</text:p>
            </draw:text-box>
          </draw:frame>
          <draw:frame draw:style-name="gr8" draw:text-style-name="P7" draw:layer="layout" svg:width="1.6cm" svg:height="1.673cm" svg:x="6.902cm" svg:y="17.02cm">
            <draw:text-box>
              <text:p text:style-name="P6">Yes</text:p>
            </draw:text-box>
          </draw:frame>
          <draw:frame draw:style-name="gr9" draw:text-style-name="P7" draw:layer="layout" svg:width="1.6cm" svg:height="0.968cm" svg:x="10.879cm" svg:y="9.452cm">
            <draw:text-box>
              <text:p text:style-name="P6">Yes</text:p>
            </draw:text-box>
          </draw:frame>
          <draw:connector draw:style-name="gr5" draw:text-style-name="P3" draw:layer="layout" draw:line-skew="-3.399cm" svg:x1="5.702cm" svg:y1="19.397cm" svg:x2="5.702cm" svg:y2="3.683cm" draw:start-shape="id8" draw:start-glue-point="5" draw:end-shape="id4" draw:end-glue-point="5" svg:d="M5702 19397h-3913v-15714h3913" svg:viewBox="0 0 3914 15715">
            <text:p/>
          </draw:connector>
          <draw:frame draw:style-name="gr8" draw:text-style-name="P7" draw:layer="layout" svg:width="1.6cm" svg:height="1.673cm" svg:x="6.902cm" svg:y="21.121cm">
            <draw:text-box>
              <text:p text:style-name="P6">Yes</text:p>
            </draw:text-box>
          </draw:frame>
          <draw:frame draw:style-name="gr10" draw:text-style-name="P7" draw:layer="layout" svg:width="1.2cm" svg:height="0.873cm" svg:x="4.502cm" svg:y="9.547cm">
            <draw:text-box>
              <text:p text:style-name="P6">No</text:p>
            </draw:text-box>
          </draw:frame>
          <draw:frame draw:style-name="gr8" draw:text-style-name="P7" draw:layer="layout" svg:width="1.6cm" svg:height="1.673cm" svg:x="4.602cm" svg:y="18.72cm">
            <draw:text-box>
              <text:p text:style-name="P6">No</text:p>
            </draw:text-box>
          </draw:frame>
          <draw:frame draw:style-name="gr8" draw:text-style-name="P7" draw:layer="layout" svg:width="1.6cm" svg:height="1.673cm" svg:x="7.002cm" svg:y="25.02cm">
            <draw:text-box>
              <text:p text:style-name="P6">No</text:p>
            </draw:text-box>
          </draw:frame>
          <draw:frame draw:style-name="gr8" draw:text-style-name="P7" draw:layer="layout" svg:width="1.6cm" svg:height="1.673cm" svg:x="4.602cm" svg:y="14.647cm">
            <draw:text-box>
              <text:p text:style-name="P6">No</text:p>
            </draw:text-box>
          </draw:frame>
          <draw:connector draw:style-name="gr5" draw:text-style-name="P8" draw:layer="layout" svg:x1="5.702cm" svg:y1="8.809cm" svg:x2="5.602cm" svg:y2="11.272cm" draw:start-shape="id1" draw:start-glue-point="5" draw:end-shape="id6" draw:end-glue-point="4" svg:d="M5702 8809h-100v2463" svg:viewBox="0 0 101 2464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5T14:42:05.326230804</meta:creation-date>
    <dc:date>2018-08-15T16:18:16.549750843</dc:date>
    <meta:editing-duration>PT30M12S</meta:editing-duration>
    <meta:editing-cycles>8</meta:editing-cycles>
    <meta:generator>LibreOffice/5.4.7.2$Linux_X86_64 LibreOffice_project/40$Build-2</meta:generator>
    <meta:print-date>2018-08-15T16:05:36.012976458</meta:print-date>
    <meta:document-statistic meta:object-count="36"/>
  </office:meta>
</office:document-meta>
</file>